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sult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mean_gray_matter1</text:p>
          </table:table-cell>
          <table:table-cell office:value-type="string" calcext:value-type="string">
            <text:p>mean_white_matter1</text:p>
          </table:table-cell>
          <table:table-cell office:value-type="string" calcext:value-type="string">
            <text:p>PVE</text:p>
          </table:table-cell>
        </table:table-row>
        <table:table-row table:style-name="ro1">
          <table:table-cell office:value-type="string" calcext:value-type="string">
            <text:p>sub-101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]+[.C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17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018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01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5]+[.C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2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6]+[.C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2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7]+[.C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22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022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02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0]+[.C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2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1]+[.C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249</text:p>
          </table:table-cell>
          <table:table-cell office:value-type="float" office:value="0.0199999966119465" calcext:value-type="float">
            <text:p>0,0199999966119465</text:p>
          </table:table-cell>
          <table:table-cell office:value-type="float" office:value="0.980000003388054" calcext:value-type="float">
            <text:p>0,980000003388054</text:p>
          </table:table-cell>
          <table:table-cell table:formula="of:=1-([.B12]+[.C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269</text:p>
          </table:table-cell>
          <table:table-cell office:value-type="float" office:value="0.587777552781282" calcext:value-type="float">
            <text:p>0,587777552781282</text:p>
          </table:table-cell>
          <table:table-cell office:value-type="float" office:value="0.412222447218718" calcext:value-type="float">
            <text:p>0,412222447218718</text:p>
          </table:table-cell>
          <table:table-cell table:formula="of:=1-([.B13]+[.C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27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02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5]+[.C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2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6]+[.C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28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02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8]+[.C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2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9]+[.C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304</text:p>
          </table:table-cell>
          <table:table-cell office:value-type="float" office:value="0.0224999971687794" calcext:value-type="float">
            <text:p>0,0224999971687794</text:p>
          </table:table-cell>
          <table:table-cell office:value-type="float" office:value="0.977500002831221" calcext:value-type="float">
            <text:p>0,977500002831221</text:p>
          </table:table-cell>
          <table:table-cell table:formula="of:=1-([.B20]+[.C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316</text:p>
          </table:table-cell>
          <table:table-cell office:value-type="float" office:value="0.046315776674371" calcext:value-type="float">
            <text:p>0,046315776674371</text:p>
          </table:table-cell>
          <table:table-cell office:value-type="float" office:value="0.953684223325629" calcext:value-type="float">
            <text:p>0,953684223325629</text:p>
          </table:table-cell>
          <table:table-cell table:formula="of:=1-([.B21]+[.C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3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2]+[.C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3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3]+[.C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32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03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5]+[.C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340</text:p>
          </table:table-cell>
          <table:table-cell office:value-type="float" office:value="0.0130769220682291" calcext:value-type="float">
            <text:p>0,0130769220682291</text:p>
          </table:table-cell>
          <table:table-cell office:value-type="float" office:value="0.986923077931771" calcext:value-type="float">
            <text:p>0,986923077931771</text:p>
          </table:table-cell>
          <table:table-cell table:formula="of:=1-([.B26]+[.C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3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7]+[.C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3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8]+[.C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3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9]+[.C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3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30]+[.C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3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31]+[.C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3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32]+[.C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377</text:p>
          </table:table-cell>
          <table:table-cell office:value-type="float" office:value="0.214999967254698" calcext:value-type="float">
            <text:p>0,214999967254698</text:p>
          </table:table-cell>
          <table:table-cell office:value-type="float" office:value="0.785000033238355" calcext:value-type="float">
            <text:p>0,785000033238355</text:p>
          </table:table-cell>
          <table:table-cell table:formula="of:=1-([.B33]+[.C33])" office:value-type="float" office:value="-0.000000000493052931815896" calcext:value-type="float">
            <text:p>-4,93052931815896E-10</text:p>
          </table:table-cell>
        </table:table-row>
        <table:table-row table:style-name="ro1">
          <table:table-cell office:value-type="string" calcext:value-type="string">
            <text:p>sub-103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34]+[.C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35]+[.C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43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04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37]+[.C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4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38]+[.C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4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39]+[.C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46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0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41]+[.C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4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42]+[.C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4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43]+[.C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4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44]+[.C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506</text:p>
          </table:table-cell>
          <table:table-cell office:value-type="float" office:value="0.0266666685541471" calcext:value-type="float">
            <text:p>0,0266666685541471</text:p>
          </table:table-cell>
          <table:table-cell office:value-type="float" office:value="0.973333328962326" calcext:value-type="float">
            <text:p>0,973333328962326</text:p>
          </table:table-cell>
          <table:table-cell table:formula="of:=1-([.B45]+[.C45])" office:value-type="float" office:value="0.00000000248352682863384" calcext:value-type="float">
            <text:p>2,48352682863384E-09</text:p>
          </table:table-cell>
        </table:table-row>
        <table:table-row table:style-name="ro1">
          <table:table-cell office:value-type="string" calcext:value-type="string">
            <text:p>sub-10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46]+[.C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5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47]+[.C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48]+[.C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52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05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50]+[.C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5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51]+[.C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55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05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53]+[.C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5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54]+[.C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5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55]+[.C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6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56]+[.C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6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57]+[.C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6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58]+[.C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6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59]+[.C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6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60]+[.C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61]+[.C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6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62]+[.C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6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63]+[.C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68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06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65]+[.C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6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66]+[.C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696</text:p>
          </table:table-cell>
          <table:table-cell office:value-type="float" office:value="0.0133333296486826" calcext:value-type="float">
            <text:p>0,0133333296486826</text:p>
          </table:table-cell>
          <table:table-cell office:value-type="float" office:value="0.986666670351317" calcext:value-type="float">
            <text:p>0,986666670351317</text:p>
          </table:table-cell>
          <table:table-cell table:formula="of:=1-([.B67]+[.C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6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68]+[.C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70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07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70]+[.C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7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71]+[.C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71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07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73]+[.C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74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07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75]+[.C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7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76]+[.C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7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77]+[.C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7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78]+[.C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8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79]+[.C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8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80]+[.C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87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08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82]+[.C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8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83]+[.C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8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84]+[.C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8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85]+[.C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9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86]+[.C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93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094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09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89]+[.C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9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90]+[.C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9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91]+[.C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92]+[.C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9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93]+[.C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9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94]+[.C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977</text:p>
          </table:table-cell>
          <table:table-cell office:value-type="float" office:value="0.377999925613403" calcext:value-type="float">
            <text:p>0,377999925613403</text:p>
          </table:table-cell>
          <table:table-cell office:value-type="float" office:value="0.622000074386597" calcext:value-type="float">
            <text:p>0,622000074386597</text:p>
          </table:table-cell>
          <table:table-cell table:formula="of:=1-([.B95]+[.C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9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96]+[.C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0998</text:p>
          </table:table-cell>
          <table:table-cell office:value-type="float" office:value="0.150000005960464" calcext:value-type="float">
            <text:p>0,150000005960464</text:p>
          </table:table-cell>
          <table:table-cell office:value-type="float" office:value="0.849999994039536" calcext:value-type="float">
            <text:p>0,849999994039536</text:p>
          </table:table-cell>
          <table:table-cell table:formula="of:=1-([.B97]+[.C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101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10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1044</text:p>
          </table:table-cell>
          <table:table-cell office:value-type="float" office:value="0.0338461444928096" calcext:value-type="float">
            <text:p>0,0338461444928096</text:p>
          </table:table-cell>
          <table:table-cell office:value-type="float" office:value="0.966153855507191" calcext:value-type="float">
            <text:p>0,966153855507191</text:p>
          </table:table-cell>
          <table:table-cell table:formula="of:=1-([.B100]+[.C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105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105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105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10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04]+[.C1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106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10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06]+[.C1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1067</text:p>
          </table:table-cell>
          <table:table-cell office:value-type="float" office:value="0.0205263118994863" calcext:value-type="float">
            <text:p>0,0205263118994863</text:p>
          </table:table-cell>
          <table:table-cell office:value-type="float" office:value="0.979473688100514" calcext:value-type="float">
            <text:p>0,979473688100514</text:p>
          </table:table-cell>
          <table:table-cell table:formula="of:=1-([.B107]+[.C1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10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08]+[.C1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10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09]+[.C1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10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10]+[.C1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108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10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12]+[.C1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109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1098</text:p>
          </table:table-cell>
          <table:table-cell office:value-type="float" office:value="0.0845454281026667" calcext:value-type="float">
            <text:p>0,0845454281026667</text:p>
          </table:table-cell>
          <table:table-cell office:value-type="float" office:value="0.915454571897333" calcext:value-type="float">
            <text:p>0,915454571897333</text:p>
          </table:table-cell>
          <table:table-cell table:formula="of:=1-([.B114]+[.C1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1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15]+[.C1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1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16]+[.C1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110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1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18]+[.C1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1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19]+[.C1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1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20]+[.C1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1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21]+[.C1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11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22]+[.C1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11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23]+[.C1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11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24]+[.C1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1149</text:p>
          </table:table-cell>
          <table:table-cell office:value-type="float" office:value="0.0269565219464509" calcext:value-type="float">
            <text:p>0,0269565219464509</text:p>
          </table:table-cell>
          <table:table-cell office:value-type="float" office:value="0.973043478053549" calcext:value-type="float">
            <text:p>0,973043478053549</text:p>
          </table:table-cell>
          <table:table-cell table:formula="of:=1-([.B125]+[.C1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11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26]+[.C1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500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27]+[.C1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5000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5000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500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30]+[.C1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50008</text:p>
          </table:table-cell>
          <table:table-cell office:value-type="float" office:value="0.157499969005585" calcext:value-type="float">
            <text:p>0,157499969005585</text:p>
          </table:table-cell>
          <table:table-cell office:value-type="float" office:value="0.842500030994415" calcext:value-type="float">
            <text:p>0,842500030994415</text:p>
          </table:table-cell>
          <table:table-cell table:formula="of:=1-([.B131]+[.C1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50010</text:p>
          </table:table-cell>
          <table:table-cell office:value-type="float" office:value="0.0819999814033508" calcext:value-type="float">
            <text:p>0,0819999814033508</text:p>
          </table:table-cell>
          <table:table-cell office:value-type="float" office:value="0.918000018596649" calcext:value-type="float">
            <text:p>0,918000018596649</text:p>
          </table:table-cell>
          <table:table-cell table:formula="of:=1-([.B132]+[.C1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50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33]+[.C1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5001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50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35]+[.C1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50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36]+[.C1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5002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50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38]+[.C1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5002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50023</text:p>
          </table:table-cell>
          <table:table-cell office:value-type="float" office:value="0.0327999925613403" calcext:value-type="float">
            <text:p>0,0327999925613403</text:p>
          </table:table-cell>
          <table:table-cell office:value-type="float" office:value="0.96720000743866" calcext:value-type="float">
            <text:p>0,96720000743866</text:p>
          </table:table-cell>
          <table:table-cell table:formula="of:=1-([.B140]+[.C1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5002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500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42]+[.C1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50029</text:p>
          </table:table-cell>
          <table:table-cell office:value-type="float" office:value="0.017222222354677" calcext:value-type="float">
            <text:p>0,017222222354677</text:p>
          </table:table-cell>
          <table:table-cell office:value-type="float" office:value="0.982777777645323" calcext:value-type="float">
            <text:p>0,982777777645323</text:p>
          </table:table-cell>
          <table:table-cell table:formula="of:=1-([.B143]+[.C1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5003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500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45]+[.C1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500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46]+[.C1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500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47]+[.C1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500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48]+[.C1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500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49]+[.C1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50043</text:p>
          </table:table-cell>
          <table:table-cell office:value-type="float" office:value="0.0809999823570251" calcext:value-type="float">
            <text:p>0,0809999823570251</text:p>
          </table:table-cell>
          <table:table-cell office:value-type="float" office:value="0.919000017642975" calcext:value-type="float">
            <text:p>0,919000017642975</text:p>
          </table:table-cell>
          <table:table-cell table:formula="of:=1-([.B150]+[.C1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50047</text:p>
          </table:table-cell>
          <table:table-cell office:value-type="float" office:value="0.00615384658941856" calcext:value-type="float">
            <text:p>0,00615384658941856</text:p>
          </table:table-cell>
          <table:table-cell office:value-type="float" office:value="0.99384615283746" calcext:value-type="float">
            <text:p>0,99384615283746</text:p>
          </table:table-cell>
          <table:table-cell table:formula="of:=1-([.B151]+[.C151])" office:value-type="float" office:value="0.000000000573121439195745" calcext:value-type="float">
            <text:p>5,73121439195745E-10</text:p>
          </table:table-cell>
        </table:table-row>
        <table:table-row table:style-name="ro1">
          <table:table-cell office:value-type="string" calcext:value-type="string">
            <text:p>sub-50048</text:p>
          </table:table-cell>
          <table:table-cell office:value-type="float" office:value="0.247999969124794" calcext:value-type="float">
            <text:p>0,247999969124794</text:p>
          </table:table-cell>
          <table:table-cell office:value-type="float" office:value="0.752000033855438" calcext:value-type="float">
            <text:p>0,752000033855438</text:p>
          </table:table-cell>
          <table:table-cell table:formula="of:=1-([.B152]+[.C152])" office:value-type="float" office:value="-0.00000000298023206113385" calcext:value-type="float">
            <text:p>-2,98023206113385E-09</text:p>
          </table:table-cell>
        </table:table-row>
        <table:table-row table:style-name="ro1">
          <table:table-cell office:value-type="string" calcext:value-type="string">
            <text:p>sub-5004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500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54]+[.C1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5005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50052</text:p>
          </table:table-cell>
          <table:table-cell office:value-type="float" office:value="0.0266666660706202" calcext:value-type="float">
            <text:p>0,0266666660706202</text:p>
          </table:table-cell>
          <table:table-cell office:value-type="float" office:value="0.97333333392938" calcext:value-type="float">
            <text:p>0,97333333392938</text:p>
          </table:table-cell>
          <table:table-cell table:formula="of:=1-([.B156]+[.C1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500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57]+[.C1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5005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50055</text:p>
          </table:table-cell>
          <table:table-cell office:value-type="float" office:value="0.0569230684867272" calcext:value-type="float">
            <text:p>0,0569230684867272</text:p>
          </table:table-cell>
          <table:table-cell office:value-type="float" office:value="0.943076931513273" calcext:value-type="float">
            <text:p>0,943076931513273</text:p>
          </table:table-cell>
          <table:table-cell table:formula="of:=1-([.B159]+[.C1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500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60]+[.C1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5005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500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62]+[.C1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500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63]+[.C1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5006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500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65]+[.C1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500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66]+[.C1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500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67]+[.C1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500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68]+[.C1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50073</text:p>
          </table:table-cell>
          <table:table-cell office:value-type="float" office:value="0.0246666630109151" calcext:value-type="float">
            <text:p>0,0246666630109151</text:p>
          </table:table-cell>
          <table:table-cell office:value-type="float" office:value="0.975333336989085" calcext:value-type="float">
            <text:p>0,975333336989085</text:p>
          </table:table-cell>
          <table:table-cell table:formula="of:=1-([.B169]+[.C1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5007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5007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5007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50080</text:p>
          </table:table-cell>
          <table:table-cell office:value-type="float" office:value="0.0115384619969588" calcext:value-type="float">
            <text:p>0,0115384619969588</text:p>
          </table:table-cell>
          <table:table-cell office:value-type="float" office:value="0.988461538003041" calcext:value-type="float">
            <text:p>0,988461538003041</text:p>
          </table:table-cell>
          <table:table-cell table:formula="of:=1-([.B173]+[.C1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5008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50083</text:p>
          </table:table-cell>
          <table:table-cell office:value-type="float" office:value="0.0999999897820609" calcext:value-type="float">
            <text:p>0,0999999897820609</text:p>
          </table:table-cell>
          <table:table-cell office:value-type="float" office:value="0.900000010217939" calcext:value-type="float">
            <text:p>0,900000010217939</text:p>
          </table:table-cell>
          <table:table-cell table:formula="of:=1-([.B175]+[.C1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5008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6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77]+[.C1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6000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6000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6000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600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81]+[.C1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60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82]+[.C1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60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83]+[.C1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60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84]+[.C1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60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85]+[.C1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60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86]+[.C1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60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87]+[.C1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60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88]+[.C1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60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89]+[.C1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6002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6002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600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92]+[.C1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600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93]+[.C1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600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94]+[.C1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600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95]+[.C1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6003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600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97]+[.C1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600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98]+[.C1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600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199]+[.C1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600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00]+[.C2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600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01]+[.C2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6004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600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03]+[.C2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60052</text:p>
          </table:table-cell>
          <table:table-cell office:value-type="float" office:value="0.0935714031968798" calcext:value-type="float">
            <text:p>0,0935714031968798</text:p>
          </table:table-cell>
          <table:table-cell office:value-type="float" office:value="0.90642859680312" calcext:value-type="float">
            <text:p>0,90642859680312</text:p>
          </table:table-cell>
          <table:table-cell table:formula="of:=1-([.B204]+[.C2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600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05]+[.C2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60055</text:p>
          </table:table-cell>
          <table:table-cell office:value-type="float" office:value="0.0376922946709853" calcext:value-type="float">
            <text:p>0,0376922946709853</text:p>
          </table:table-cell>
          <table:table-cell office:value-type="float" office:value="0.962307705329015" calcext:value-type="float">
            <text:p>0,962307705329015</text:p>
          </table:table-cell>
          <table:table-cell table:formula="of:=1-([.B206]+[.C2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6005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600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08]+[.C2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6006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600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10]+[.C2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600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11]+[.C2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6006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600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13]+[.C2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600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14]+[.C2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6007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6007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6007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600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18]+[.C2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600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19]+[.C2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600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20]+[.C2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6007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600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22]+[.C2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600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23]+[.C2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60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24]+[.C2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6008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7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26]+[.C2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7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27]+[.C2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7000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70007</text:p>
          </table:table-cell>
          <table:table-cell office:value-type="float" office:value="0.0058064523243135" calcext:value-type="float">
            <text:p>0,0058064523243135</text:p>
          </table:table-cell>
          <table:table-cell office:value-type="float" office:value="0.994193548156369" calcext:value-type="float">
            <text:p>0,994193548156369</text:p>
          </table:table-cell>
          <table:table-cell table:formula="of:=1-([.B229]+[.C229])" office:value-type="float" office:value="-0.000000000480682382786313" calcext:value-type="float">
            <text:p>-4,80682382786313E-10</text:p>
          </table:table-cell>
        </table:table-row>
        <table:table-row table:style-name="ro1">
          <table:table-cell office:value-type="string" calcext:value-type="string">
            <text:p>sub-700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30]+[.C2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70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31]+[.C2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70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32]+[.C2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70020</text:p>
          </table:table-cell>
          <table:table-cell office:value-type="float" office:value="0.0281818183985623" calcext:value-type="float">
            <text:p>0,0281818183985623</text:p>
          </table:table-cell>
          <table:table-cell office:value-type="float" office:value="0.971818181601438" calcext:value-type="float">
            <text:p>0,971818181601438</text:p>
          </table:table-cell>
          <table:table-cell table:formula="of:=1-([.B233]+[.C2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7002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7002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700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36]+[.C2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700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37]+[.C2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700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38]+[.C2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700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39]+[.C2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700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40]+[.C2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7004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7004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700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43]+[.C2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700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44]+[.C2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700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45]+[.C2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7005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7005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7005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700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49]+[.C2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700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50]+[.C2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70061</text:p>
          </table:table-cell>
          <table:table-cell office:value-type="float" office:value="0.129999995231628" calcext:value-type="float">
            <text:p>0,129999995231628</text:p>
          </table:table-cell>
          <table:table-cell office:value-type="float" office:value="0.870000004768372" calcext:value-type="float">
            <text:p>0,870000004768372</text:p>
          </table:table-cell>
          <table:table-cell table:formula="of:=1-([.B251]+[.C2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700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52]+[.C2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7006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70069</text:p>
          </table:table-cell>
          <table:table-cell office:value-type="float" office:value="0.0494444304042392" calcext:value-type="float">
            <text:p>0,0494444304042392</text:p>
          </table:table-cell>
          <table:table-cell office:value-type="float" office:value="0.950555569595761" calcext:value-type="float">
            <text:p>0,950555569595761</text:p>
          </table:table-cell>
          <table:table-cell table:formula="of:=1-([.B254]+[.C2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700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55]+[.C2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700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56]+[.C2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7007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70074</text:p>
          </table:table-cell>
          <table:table-cell office:value-type="float" office:value="0.0322727235880765" calcext:value-type="float">
            <text:p>0,0322727235880765</text:p>
          </table:table-cell>
          <table:table-cell office:value-type="float" office:value="0.967727276411924" calcext:value-type="float">
            <text:p>0,967727276411924</text:p>
          </table:table-cell>
          <table:table-cell table:formula="of:=1-([.B258]+[.C2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700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59]+[.C2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700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60]+[.C2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700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61]+[.C2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700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62]+[.C2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70080</text:p>
          </table:table-cell>
          <table:table-cell office:value-type="float" office:value="0.329999983310699" calcext:value-type="float">
            <text:p>0,329999983310699</text:p>
          </table:table-cell>
          <table:table-cell office:value-type="float" office:value="0.670000016689301" calcext:value-type="float">
            <text:p>0,670000016689301</text:p>
          </table:table-cell>
          <table:table-cell table:formula="of:=1-([.B263]+[.C2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700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64]+[.C2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700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B265]+[.C2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-70086</text:p>
          </table:table-cell>
          <table:table-cell table:number-columns-repeated="3" office:value-type="string" calcext:value-type="string">
            <text:p>NA</text:p>
          </table:table-cell>
        </table:table-row>
      </table:table>
      <table:named-expressions/>
      <table:database-ranges>
        <table:database-range table:name="__Anonymous_Sheet_DB__0" table:target-range-address="Results.A1:Results.XFD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/00/0000</text:date>, <text:time style:data-style-name="N2" text:time-value="14:48:39.4284789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6T16:02:05.898228</meta:creation-date>
    <dc:date>2025-04-16T16:22:21.487199289</dc:date>
    <meta:generator>LibreOffice/24.2.7.2$Linux_X86_64 LibreOffice_project/420$Build-2</meta:generator>
    <meta:editing-cycles>2</meta:editing-cycles>
    <meta:editing-duration>PT7M32S</meta:editing-duration>
    <meta:document-statistic meta:table-count="1" meta:cell-count="1064" meta:object-count="0"/>
  </office:meta>
</office:document-meta>
</file>